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CUT3D</text:p>
          </table:table-cell>
          <table:table-cell/>
          <table:table-cell office:value-type="string" calcext:value-type="string">
            <text:p>QR</text:p>
          </table:table-cell>
          <table:table-cell table:number-columns-repeated="5"/>
          <table:table-cell office:value-type="string" calcext:value-type="string">
            <text:p>MINIRIB</text:p>
          </table:table-cell>
          <table:table-cell table:number-columns-repeated="2"/>
          <table:table-cell office:value-type="string" calcext:value-type="string">
            <text:p>MINIRIB</text:p>
          </table:table-cell>
          <table:table-cell table:number-columns-repeated="2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8"/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ot_position</text:p>
          </table:table-cell>
          <table:table-cell office:value-type="float" office:value="0.3" calcext:value-type="float">
            <text:p>0.3</text:p>
          </table:table-cell>
          <table:table-cell office:value-type="float" office:value="0.251227" calcext:value-type="float">
            <text:p>0.251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lot_position_name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_offse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CE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0:34:16.6233640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3-11-09T10:35:34.210547896</dc:date>
    <meta:generator>LibreOffice/7.5.7.1$Linux_X86_64 LibreOffice_project/50$Build-1</meta:generator>
    <meta:editing-cycles>42</meta:editing-cycles>
    <meta:editing-duration>PT12H51M18S</meta:editing-duration>
    <meta:document-statistic meta:table-count="8" meta:cell-count="1133" meta:object-count="0"/>
  </office:meta>
</office:document-meta>
</file>